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bcd9a" officeooo:paragraph-rsid="006bcd9a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bcd9a" officeooo:paragraph-rsid="006bcd9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bcd9a" officeooo:paragraph-rsid="006bcd9a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bcd9a" officeooo:paragraph-rsid="005c1f01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bcd9a" officeooo:paragraph-rsid="006bcd9a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74af87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74af87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74af87" style:font-weight-asian="bold" style:font-weight-complex="bold"/>
    </style:style>
    <style:style style:name="T1" style:family="text">
      <style:text-properties style:text-line-through-style="none" style:text-line-through-type="none"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2" style:family="text">
      <style:text-properties style:text-line-through-style="none" style:text-line-through-type="none" style:font-name="DejaVu Sans Condensed" fo:font-size="12pt" fo:font-weight="bold" officeooo:rsid="0038be2a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bold" officeooo:rsid="00716b65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735b52" style:font-size-asian="12pt" style:font-weight-asian="bold" style:font-size-complex="12pt" style:font-weight-complex="bold"/>
    </style:style>
    <style:style style:name="T5" style:family="text">
      <style:text-properties officeooo:rsid="0019eb27"/>
    </style:style>
    <style:style style:name="T6" style:family="text">
      <style:text-properties officeooo:rsid="006c9e20"/>
    </style:style>
    <style:style style:name="T7" style:family="text">
      <style:text-properties officeooo:rsid="006de588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6e7c59" style:font-weight-asian="bold" style:font-weight-complex="bold"/>
    </style:style>
    <style:style style:name="T10" style:family="text">
      <style:text-properties fo:font-weight="bold" officeooo:rsid="006de588" style:font-weight-asian="bold" style:font-weight-complex="bold"/>
    </style:style>
    <style:style style:name="T11" style:family="text">
      <style:text-properties fo:font-weight="bold" officeooo:rsid="006fa10d" style:font-weight-asian="bold" style:font-weight-complex="bold"/>
    </style:style>
    <style:style style:name="T12" style:family="text">
      <style:text-properties officeooo:rsid="006e7c59"/>
    </style:style>
    <style:style style:name="T13" style:family="text">
      <style:text-properties officeooo:rsid="006fa10d"/>
    </style:style>
    <style:style style:name="T14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8">1<text:span text:style-name="T14">xx</text:span> - Controls</text:p>
          </table:table-cell>
          <table:table-cell table:style-name="Table1.B1" office:value-type="string">
            <text:p text:style-name="P9">2xx - Ground</text:p>
          </table:table-cell>
          <table:table-cell table:style-name="Table1.A1" office:value-type="string">
            <text:p text:style-name="P9">3xx - Flight</text:p>
          </table:table-cell>
          <table:table-cell table:style-name="Table1.D1" office:value-type="string">
            <text:p text:style-name="P9">4xx - A2A</text:p>
          </table:table-cell>
          <table:table-cell table:style-name="Table1.D1" office:value-type="string">
            <text:p text:style-name="P9">5xx - A2G</text:p>
          </table:table-cell>
          <table:table-cell table:style-name="Table1.F1" office:value-type="string">
            <text:p text:style-name="P9">6xx - Misc</text:p>
          </table:table-cell>
        </table:table-row>
      </table:table>
      <text:p text:style-name="P7"><text:span text:style-name="T3">2</text:span><text:span text:style-name="T4">0</text:span><text:span text:style-name="T3">1</text:span><text:span text:style-name="T1"> - </text:span><text:span text:style-name="T2">Cold Start</text:span></text:p>
      <text:p text:style-name="P2"/>
      <text:p text:style-name="P1"><text:span text:style-name="T5">C</text:span>old Start</text:p>
      <text:list text:style-name="L1">
        <text:list-item>
          <text:p text:style-name="P5"><text:span text:style-name="T8">Ground crew</text:span> ... <text:span text:style-name="T8">External electric power ON</text:span> (backslash, F8, F2, F1)</text:p>
        </text:list-item>
        <text:list-item>
          <text:p text:style-name="P6"><text:span text:style-name="T8">Flight Control switch</text:span> ... <text:span text:style-name="T8">ALTERNATE ON</text:span> (left) (behind throttle)</text:p>
        </text:list-item>
        <text:list-item>
          <text:p text:style-name="P6"><text:span text:style-name="T8">Throttle</text:span> ... <text:span text:style-name="T9">Full back</text:span></text:p>
        </text:list-item>
        <text:list-item>
          <text:p text:style-name="P6"><text:span text:style-name="T8">Engine Master Switch</text:span> ... <text:span text:style-name="T8">ON</text:span> (right console forward)</text:p>
        </text:list-item>
        <text:list-item>
          <text:p text:style-name="P6"><text:span text:style-name="T8">Battery Switch</text:span> ... <text:span text:style-name="T8">Starter</text:span> (down) for <text:span text:style-name="T8">2-3 seconds</text:span>, then <text:span text:style-name="T8">Battery</text:span> (up) (right console forward)</text:p>
        </text:list-item>
        <text:list-item>
          <text:p text:style-name="P6">When engine RPM is <text:span text:style-name="T7">over </text:span><text:span text:style-name="T8">3%</text:span> (small inner dial), <text:span text:style-name="T8">Throttle</text:span> ... <text:span text:style-name="T8">OUTBOARD</text:span> (<text:span text:style-name="T8">Bottom Thumb Button</text:span>)</text:p>
        </text:list-item>
        <text:list-item>
          <text:p text:style-name="P6">When engine RPM is <text:span text:style-name="T7">over </text:span><text:span text:style-name="T8">6%</text:span> (small inner dial), <text:span text:style-name="T8">Throttle</text:span> ... <text:span text:style-name="T8">IDLE</text:span> (<text:span text:style-name="T8">Bottom Thumb Button </text:span><text:span text:style-name="T10">again</text:span>)</text:p>
        </text:list-item>
        <text:list-item>
          <text:p text:style-name="P6">When engine RPM is <text:span text:style-name="T7">over </text:span><text:span text:style-name="T8">25%</text:span>, <text:span text:style-name="T8">Flight Control switch</text:span> ... <text:span text:style-name="T8">RESET</text:span> for 2-3 seconds, then <text:span text:style-name="T8">NORMAL</text:span> <text:span text:style-name="T12">(behind throttle)</text:span></text:p>
        </text:list-item>
        <text:list-item>
          <text:p text:style-name="P6"><text:span text:style-name="T8">Hydraulic System Indicator Selector switch</text:span> ... <text:span text:style-name="T8">NORMAL</text:span> (middle, <text:span text:style-name="T13">default</text:span>) <text:span text:style-name="T7">(top row of instrument panel, left of center)</text:span></text:p>
        </text:list-item>
        <text:list-item>
          <text:p text:style-name="P6"><text:span text:style-name="T8">Airbrakes</text:span> ... <text:span text:style-name="T8">retract</text:span></text:p>
        </text:list-item>
        <text:list-item>
          <text:p text:style-name="P6"><text:span text:style-name="T8">Oxygen </text:span><text:span text:style-name="T10">Regulator Supply Valve</text:span> ... <text:span text:style-name="T8">ON</text:span> <text:span text:style-name="T7">(small green knob, left wall low, by left knee)</text:span></text:p>
        </text:list-item>
        <text:list-item>
          <text:p text:style-name="P6"><text:span text:style-name="T8">Ground crew</text:span> ... <text:span text:style-name="T8">External electric power OFF</text:span> (backslash, F8, F2, F2)</text:p>
        </text:list-item>
        <text:list-item>
          <text:p text:style-name="P6"><text:span text:style-name="T8">Canopy</text:span> ... <text:span text:style-name="T8">Close </text:span><text:span text:style-name="T11">(T7 down)</text:span></text:p>
        </text:list-item>
      </text:list>
      <text:p text:style-name="P3"/>
      <text:p text:style-name="P4">Follow remaining steps in pre-f<text:span text:style-name="T6">l</text:span>ight checklist on following pag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27T14:06:58.282000000</dc:date>
    <meta:editing-duration>PT14H42M13S</meta:editing-duration>
    <meta:editing-cycles>91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22" meta:word-count="192" meta:character-count="1085" meta:non-whitespace-character-count="928"/>
  </office:meta>
</office:document-meta>
</file>